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4" office:value-type="string" calcext:value-type="string" table:number-columns-spanned="4" table:number-rows-spanned="1">
            <text:p>VOM1271 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supply (micro amp)</text:p>
          </table:table-cell>
          <table:table-cell office:value-type="float" office:value="47" calcext:value-type="float">
            <text:p>47</text:p>
          </table:table-cell>
          <table:table-cell table:formula="of:=[.B2]/1000000" office:value-type="float" office:value="0.000047" calcext:value-type="float">
            <text:p>0.000047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total gate charge (nC)</text:p>
          </table:table-cell>
          <table:table-cell office:value-type="float" office:value="5" calcext:value-type="float">
            <text:p>5</text:p>
          </table:table-cell>
          <table:table-cell table:formula="of:=[.B3]/1000000000" office:value-type="float" office:value="0.000000005" calcext:value-type="float">
            <text:p>0.000000005</text:p>
          </table:table-cell>
          <table:table-cell office:value-type="string" calcext:value-type="string">
            <text:p>coloumbs</text:p>
          </table:table-cell>
          <table:table-cell/>
        </table:table-row>
        <table:table-row table:style-name="ro1">
          <table:table-cell office:value-type="string" calcext:value-type="string">
            <text:p>time to charge/discharge</text:p>
          </table:table-cell>
          <table:table-cell/>
          <table:table-cell table:formula="of:=[.C3]/[.C2]" office:value-type="float" office:value="0.000106382978723404" calcext:value-type="float">
            <text:p>0.000106382978723404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table:number-columns-repeated="2"/>
          <table:table-cell table:formula="of:=[.C4]*1000000" office:value-type="float" office:value="106.382978723404" calcext:value-type="float">
            <text:p>106.382978723404</text:p>
          </table:table-cell>
          <table:table-cell office:value-type="string" calcext:value-type="string">
            <text:p>microseconds</text:p>
          </table:table-cell>
          <table:table-cell/>
        </table:table-row>
        <table:table-row table:style-name="ro1">
          <table:table-cell office:value-type="string" calcext:value-type="string">
            <text:p>turn on (from datasheet)(us)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(from datasheet)(us)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 table:formula="of:=[.C5]+[.B6]+[.B7]" office:value-type="float" office:value="224.382978723404" calcext:value-type="float">
            <text:p>224</text:p>
          </table:table-cell>
          <table:table-cell office:value-type="string" calcext:value-type="string">
            <text:p>u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8])*1000000" office:value-type="float" office:value="44.5666603451546" calcext:value-type="float">
            <text:p>44.5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 table:number-columns-spanned="4" table:number-rows-spanned="1">
            <text:p>8 Channel MOSFET Rev B (measured)</text:p>
          </table:table-cell>
          <table:covered-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2:.B13])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14])*1000000" office:value-type="float" office:value="3.33333333333333" calcext:value-type="float">
            <text:p>3.33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With Totem Circu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8:.B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20])*1000000" office:value-type="float" office:value="1666.66666666667" calcext:value-type="float">
            <text:p>1,666.6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07:41:19.3429625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28T16:47:31.367590077</meta:creation-date>
    <dc:date>2024-08-16T10:34:09.294032654</dc:date>
    <meta:editing-duration>PT4H53M57S</meta:editing-duration>
    <meta:editing-cycles>5</meta:editing-cycles>
    <meta:generator>LibreOffice/7.2.2.2$MacOSX_X86_64 LibreOffice_project/02b2acce88a210515b4a5bb2e46cbfb63fe97d56</meta:generator>
    <meta:document-statistic meta:table-count="1" meta:cell-count="44" meta:object-count="0"/>
  </office:meta>
</office:document-meta>
</file>